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3000002C377854B0752E09991.png" manifest:media-type="image/png"/>
  <manifest:file-entry manifest:full-path="Pictures/100018A100007C0600007C0683A313F4611B021A.svg" manifest:media-type="image/svg+xml"/>
  <manifest:file-entry manifest:full-path="content.xml" manifest:media-type="text/xml"/>
  <manifest:file-entry manifest:full-path="Fonts/Font_Noto_Sans_4.ttf" manifest:media-type="application/x-font-ttf"/>
  <manifest:file-entry manifest:full-path="Fonts/Font_Noto_Sans_3.ttf" manifest:media-type="application/x-font-ttf"/>
  <manifest:file-entry manifest:full-path="Fonts/Font_Noto_Sans_2.ttf" manifest:media-type="application/x-font-ttf"/>
  <manifest:file-entry manifest:full-path="Fonts/Font_Noto_Sans_1.ttf" manifest:media-type="application/x-font-ttf"/>
  <manifest:file-entry manifest:full-path="Fonts/Font_FreeSans_2.ttf" manifest:media-type="application/x-font-ttf"/>
  <manifest:file-entry manifest:full-path="Fonts/Font_FreeSans_1.ttf" manifest:media-type="application/x-font-tt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erif CJK SC Black" svg:font-family="'Noto Serif CJK SC Black'" style:font-family-generic="roman"/>
    <style:font-face style:name="FreeSans1" svg:font-family="FreeSans" style:font-family-generic="swiss">
      <svg:font-face-src>
        <svg:font-face-uri xlink:href="Fonts/Font_FreeSans_1.ttf" xlink:type="simple" loext:font-style="normal" loext:font-weight="normal">
          <svg:font-face-format svg:string="truetype"/>
        </svg:font-face-uri>
        <svg:font-face-uri xlink:href="Fonts/Font_FreeSans_2.ttf" xlink:type="simple" loext:font-style="italic"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Noto Sans1" svg:font-family="'Noto Sans'"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FreeSans" svg:font-family="FreeSans" style:font-family-generic="system" style:font-pitch="variable">
      <svg:font-face-src>
        <svg:font-face-uri xlink:href="Fonts/Font_FreeSans_1.ttf" xlink:type="simple" loext:font-style="normal" loext:font-weight="normal">
          <svg:font-face-format svg:string="truetype"/>
        </svg:font-face-uri>
        <svg:font-face-uri xlink:href="Fonts/Font_FreeSans_2.ttf" xlink:type="simple" loext:font-style="italic" loext:font-weight="normal">
          <svg:font-face-format svg:string="truetype"/>
        </svg:font-face-uri>
      </svg:font-face-src>
    </style:font-face>
  </office:font-face-decls>
  <office:automatic-styles>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4" style:family="paragraph" style:parent-style-name="Table_20_Contents">
      <style:text-properties fo:color="#666666" loext:opacity="100%"/>
    </style:style>
    <style:style style:name="P5" style:family="paragraph" style:parent-style-name="Heading_20_1">
      <style:text-properties officeooo:rsid="00208b1e" officeooo:paragraph-rsid="00208b1e"/>
    </style:style>
    <style:style style:name="P6" style:family="paragraph" style:parent-style-name="Heading_20_1">
      <style:paragraph-properties fo:break-before="page"/>
    </style:style>
    <style:style style:name="P7" style:family="paragraph" style:parent-style-name="Table_20_Contents">
      <style:text-properties fo:color="#666666" loext:opacity="100%" fo:font-size="10pt" fo:font-weight="bold" officeooo:rsid="001f1cd2" officeooo:paragraph-rsid="001f1cd2" style:font-size-asian="10pt" style:font-weight-asian="bold" style:font-size-complex="10pt" style:font-weight-complex="bold"/>
    </style:style>
    <style:style style:name="P8" style:family="paragraph" style:parent-style-name="Table_20_Contents">
      <style:text-properties fo:color="#666666" loext:opacity="100%" fo:font-size="10pt" officeooo:rsid="00171331" officeooo:paragraph-rsid="00171331" style:font-size-asian="10pt" style:font-size-complex="10pt"/>
    </style:style>
    <style:style style:name="P9" style:family="paragraph" style:parent-style-name="Table_20_Contents">
      <style:text-properties officeooo:rsid="00171331" officeooo:paragraph-rsid="00171331"/>
    </style:style>
    <style:style style:name="P10" style:family="paragraph" style:parent-style-name="Text_20_body">
      <style:text-properties officeooo:paragraph-rsid="00208b1e"/>
    </style:style>
    <style:style style:name="P11" style:family="paragraph" style:parent-style-name="Text_20_body">
      <style:paragraph-properties fo:text-align="justify" style:justify-single-word="false"/>
      <style:text-properties officeooo:rsid="00208b1e" officeooo:paragraph-rsid="00208b1e"/>
    </style:style>
    <style:style style:name="P12" style:family="paragraph" style:parent-style-name="Text_20_body">
      <style:paragraph-properties fo:text-align="justify" style:justify-single-word="false"/>
      <style:text-properties officeooo:paragraph-rsid="00208b1e"/>
    </style:style>
    <style:style style:name="P13" style:family="paragraph" style:parent-style-name="Text_20_body" style:list-style-name="L2">
      <style:paragraph-properties fo:text-align="justify" style:justify-single-word="false"/>
      <style:text-properties officeooo:paragraph-rsid="00208b1e"/>
    </style:style>
    <style:style style:name="P14" style:family="paragraph" style:parent-style-name="Text_20_body" style:list-style-name="L3"/>
    <style:style style:name="P15" style:family="paragraph" style:parent-style-name="Text_20_body">
      <style:paragraph-properties fo:break-before="page"/>
      <style:text-properties fo:font-weight="bold" officeooo:paragraph-rsid="00208b1e" style:font-weight-asian="bold" style:font-weight-complex="bold"/>
    </style:style>
    <style:style style:name="P16" style:family="paragraph" style:parent-style-name="Title">
      <style:text-properties officeooo:rsid="001d8d92" officeooo:paragraph-rsid="001d8d92"/>
    </style:style>
    <style:style style:name="T1" style:family="text">
      <style:text-properties officeooo:rsid="00157611"/>
    </style:style>
    <style:style style:name="T2" style:family="text">
      <style:text-properties fo:color="#666666" loext:opacity="100%" fo:font-size="10pt" style:font-size-asian="10pt" style:font-size-complex="10pt"/>
    </style:style>
    <style:style style:name="T3" style:family="text">
      <style:text-properties fo:color="#000080" loext:opacity="100%" fo:font-size="10pt" style:font-size-asian="10pt" style:font-size-complex="10pt"/>
    </style:style>
    <style:style style:name="T4" style:family="text">
      <style:text-properties officeooo:rsid="00208b1e"/>
    </style:style>
    <style:style style:name="fr1"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16">Monteur Software License</text:p>
      <text:p text:style-name="Text_20_body">Copyright 2021 ZORALab Enterprise &lt;tech@zoralab.com&gt;</text:p>
      <text:p text:style-name="Text_20_body"/>
      <text:p text:style-name="Text_20_body">Licensed under the Apache License, Version 2.0 (the "License"); you may not use this file except in compliance with the License. You may obtain a copy of the License at http://www.apache.org/licenses/LICENSE-2.0</text:p>
      <text:p text:style-name="Text_20_body">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ext:p text:style-name="P15">Apache License</text:p>
      <text:p text:style-name="P10">Version 2.0, January 2004</text:p>
      <text:p text:style-name="P10">http://www.apache.org/licenses/</text:p>
      <text:p text:style-name="Text_20_body">TERMS AND CONDITIONS FOR USE, REPRODUCTION, AND DISTRIBUTION</text:p>
      <text:h text:style-name="P5" text:outline-level="1">Definitions</text:h>
      <text:p text:style-name="P12">"License" shall mean the terms and conditions for use, reproduction, and distribution as defined by Sections 1 through 9 of this document.</text:p>
      <text:p text:style-name="P12"/>
      <text:p text:style-name="P12">"Licensor" shall mean the copyright owner or entity authorized by the copyright owner that is granting the License.</text:p>
      <text:p text:style-name="P12"/>
      <text:p text:style-name="P12">"Legal Entity" shall mean the union of the acting entity and all other entities that control, are controlled by, or are under common control with that entity. For the purposes of this definition, "control" means</text:p>
      <text:list xml:id="list3395135454" text:style-name="L2">
        <text:list-item>
          <text:p text:style-name="P13">the power, direct or indirect, to cause the direction or management of such entity, whether by contract or otherwise, or</text:p>
        </text:list-item>
        <text:list-item>
          <text:p text:style-name="P13">ownership of fifty percent (50%) or more of the outstanding shares, or</text:p>
        </text:list-item>
        <text:list-item>
          <text:p text:style-name="P13">beneficial ownership of such entity.</text:p>
        </text:list-item>
      </text:list>
      <text:p text:style-name="P12"/>
      <text:p text:style-name="P12">"You" (or "Your") shall mean an individual or Legal Entity exercising permissions granted by this License.</text:p>
      <text:p text:style-name="P12"/>
      <text:p text:style-name="P12">"Source" form shall mean the preferred form for making modifications, including but not limited to software source code, documentation source, and configuration files.</text:p>
      <text:p text:style-name="P12"/>
      <text:p text:style-name="P12"><text:soft-page-break/>"Object" form shall mean any form resulting from mechanical transformation or translation of a Source form, including but not limited to compiled object code, generated documentation, and conversions to other media types.</text:p>
      <text:p text:style-name="P12"/>
      <text:p text:style-name="P12">"Work" shall mean the work of authorship, whether in Source or Object form, made available under the License, as indicated by a copyright notice that is included in or attached to the work (an example is provided in the Appendix below).</text:p>
      <text:p text:style-name="P12"/>
      <text:p text:style-name="P12">"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p>
      <text:p text:style-name="P12"/>
      <text:p text:style-name="P12">"Contribution" shall mean any work of authorship, including the original version of the Work and any modifications or additions to that Work or Derivative Works thereof, that is intentionally submitted to Licensor for 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Not a Contribution."</text:p>
      <text:p text:style-name="P12"/>
      <text:p text:style-name="P12">"Contributor" shall mean Licensor and any individual or Legal Entity on behalf of whom a Contribution has been received by Licensor and subsequently incorporated within the Work.</text:p>
      <text:p text:style-name="P12"/>
      <text:h text:style-name="P6" text:outline-level="1">Grant of Copyright License</text:h>
      <text:p text:style-name="P11">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p>
      <text:h text:style-name="Heading_20_1" text:outline-level="1">Grant of Patent License</text:h>
      <text:p text:style-name="Text_20_body">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p>
      <text:h text:style-name="Heading_20_1" text:outline-level="1">Redistribution</text:h>
      <text:p text:style-name="Text_20_body">You may reproduce and distribute copies of the Work or Derivative Works thereof in any medium, with or without modifications, and in Source or Object form, provided that You meet the following conditions:</text:p>
      <text:list xml:id="list3007718302" text:style-name="L3">
        <text:list-item>
          <text:p text:style-name="P14">You must give any other recipients of the Work or Derivative Works a copy of this License; and</text:p>
        </text:list-item>
        <text:list-item>
          <text:p text:style-name="P14">You must cause any modified files to carry prominent notices statin<text:span text:style-name="T4">g </text:span>that You changed the files; and</text:p>
        </text:list-item>
        <text:list-item>
          <text:p text:style-name="P14">You must retain, in the Source form of any Derivative Works that You distribute, all copyright, patent, trademark, and attribution notices from the Source form of the Work, excluding those notices that do not pertain to any part of the Derivative Works; and</text:p>
        </text:list-item>
        <text:list-item>
          <text:p text:style-name="P14"><text:soft-page-break/>If the Work includes a "NOTICE" text file as part of its distribution, then 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text:p>
        </text:list-item>
        <text:list-item>
          <text:p text:style-name="P14">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list-item>
      </text:list>
      <text:h text:style-name="Heading_20_1" text:outline-level="1">Submission of Contributions</text:h>
      <text:p text:style-name="Text_20_body">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h text:style-name="Heading_20_1" text:outline-level="1">Trademarks</text:h>
      <text:p text:style-name="Text_20_body">This License does not grant permission to use the trade names, trademarks, service marks, or product names of the Licensor, except as required for reasonable and customary use in describing the origin of the Work and reproducing the content of the NOTICE file.</text:p>
      <text:h text:style-name="Heading_20_1" text:outline-level="1"><text:soft-page-break/>Disclaimer of Warranty</text:h>
      <text:p text:style-name="Text_20_body">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p>
      <text:h text:style-name="Heading_20_1" text:outline-level="1">Limitation of Liability</text:h>
      <text:p text:style-name="Text_20_body">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p>
      <text:h text:style-name="Heading_20_1" text:outline-level="1">Accepting Warranty or Additional Liability</text:h>
      <text:p text:style-name="Text_20_body">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erif CJK SC Black" svg:font-family="'Noto Serif CJK SC Black'" style:font-family-generic="roman"/>
    <style:font-face style:name="FreeSans1" svg:font-family="FreeSans" style:font-family-generic="swiss"/>
    <style:font-face style:name="Noto Sans" svg:font-family="'Noto Sans'" style:font-family-generic="swiss"/>
    <style:font-face style:name="Noto Sans CJK SC Light" svg:font-family="'Noto Sans CJK SC Light'"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Noto Sans1" svg:font-family="'Noto Sans'" style:font-family-generic="swiss"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2.47mm" style:contextual-spacing="false" fo:line-height="115%" fo:text-align="justify" style:justify-single-word="false" style:page-number="auto">
        <style:tab-stops/>
      </style:paragraph-properties>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2.12mm" fo:margin-bottom="2.12mm"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1"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Horizontal_20_Line" style:display-name="Horizontal Line" style:family="paragraph" style:parent-style-name="Standard" style:next-style-name="Text_20_body" style:class="html">
      <style:paragraph-properties fo:margin-top="0mm" fo:margin-bottom="0mm" style:contextual-spacing="false" fo:padding="0mm"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1.06mm" fo:margin-bottom="2.12mm"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Table4" style:family="table">
      <style:table-properties style:width="175.95mm" fo:margin-left="0mm" table:align="left"/>
    </style:style>
    <style:style style:name="Table4.A" style:family="table-column">
      <style:table-column-properties style:column-width="16.4mm"/>
    </style:style>
    <style:style style:name="Table4.B" style:family="table-column">
      <style:table-column-properties style:column-width="159.54mm"/>
    </style:style>
    <style:style style:name="Table4.A1" style:family="table-cell">
      <style:table-cell-properties fo:padding="0mm" fo:border="none" style:writing-mode="page"/>
    </style:style>
    <style:style style:name="MP1" style:family="paragraph" style:parent-style-name="Standard">
      <style:text-properties fo:font-size="2pt" style:font-size-asian="2pt" style:font-size-complex="2pt"/>
    </style:style>
    <style:style style:name="MP2" style:family="paragraph" style:parent-style-name="Standard">
      <style:text-properties fo:font-size="2pt" officeooo:rsid="00157611" officeooo:paragraph-rsid="00157611" style:font-size-asian="2pt" style:font-size-complex="2pt"/>
    </style:style>
    <style:style style:name="MP3"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P4" style:family="paragraph" style:parent-style-name="Table_20_Contents">
      <style:text-properties fo:color="#666666" loext:opacity="100%"/>
    </style:style>
    <style:style style:name="MP5" style:family="paragraph" style:parent-style-name="Table_20_Contents">
      <style:text-properties fo:color="#666666" loext:opacity="100%" fo:font-size="10pt" fo:font-weight="bold" officeooo:rsid="001f1cd2" officeooo:paragraph-rsid="001f1cd2" style:font-size-asian="10pt" style:font-weight-asian="bold" style:font-size-complex="10pt" style:font-weight-complex="bold"/>
    </style:style>
    <style:style style:name="MP6" style:family="paragraph" style:parent-style-name="Table_20_Contents">
      <style:text-properties officeooo:rsid="00171331" officeooo:paragraph-rsid="00171331"/>
    </style:style>
    <style:style style:name="MP7" style:family="paragraph" style:parent-style-name="Table_20_Contents">
      <style:text-properties fo:color="#666666" loext:opacity="100%" fo:font-size="10pt" officeooo:rsid="00171331" officeooo:paragraph-rsid="00171331" style:font-size-asian="10pt" style:font-size-complex="10pt"/>
    </style:style>
    <style:style style:name="MT1" style:family="text">
      <style:text-properties officeooo:rsid="00157611"/>
    </style:style>
    <style:style style:name="MT2" style:family="text">
      <style:text-properties fo:color="#666666" loext:opacity="100%" fo:font-size="10pt" style:font-size-asian="10pt" style:font-size-complex="10pt"/>
    </style:style>
    <style:style style:name="MT3" style:family="text">
      <style:text-properties fo:color="#000080" loext:opacity="100%" fo:font-size="10pt" style:font-size-asian="10pt" style:font-size-complex="10pt"/>
    </style:style>
    <style:style style:name="Mfr1"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header>
        <text:p text:style-name="MP1"/>
        <table:table table:name="Table4" table:style-name="Table4">
          <table:table-column table:style-name="Table4.A"/>
          <table:table-column table:style-name="Table4.B"/>
          <table:table-row table:style-name="TableLine93999763818368">
            <table:table-cell table:style-name="Table4.A1" office:value-type="string">
              <text:p text:style-name="MP4"><draw:frame draw:style-name="Mfr1" draw:name="Image2" text:anchor-type="as-char" svg:width="16mm" svg:height="16mm" draw:z-index="5"><draw:image xlink:href="Pictures/100018A100007C0600007C0683A313F4611B021A.svg" xlink:type="simple" xlink:show="embed" xlink:actuate="onLoad" draw:mime-type="image/svg+xml"/><draw:image xlink:href="Pictures/10000201000002C3000002C377854B0752E09991.png" xlink:type="simple" xlink:show="embed" xlink:actuate="onLoad" draw:mime-type="image/png"/></draw:frame></text:p>
            </table:table-cell>
            <table:table-cell table:style-name="Table4.A1" office:value-type="string">
              <text:p text:style-name="MP5">ZORALab Enterprise <text:span text:style-name="MT1">(</text:span>201603356108<text:span text:style-name="MT1">)</text:span></text:p>
              <text:p text:style-name="MP6"><text:span text:style-name="MT2">+60129815172 | </text:span><text:a xlink:type="simple" xlink:href="mailto:hello@zoralab.com" text:style-name="Internet_20_link" text:visited-style-name="Visited_20_Internet_20_Link"><text:span text:style-name="MT3">hello@zoralab.com</text:span></text:a></text:p>
              <text:p text:style-name="MP7">B-17-09, Green Park Residence, Jalan Green Park, 43300, Seri Kembangan, Malaysia</text:p>
            </table:table-cell>
          </table:table-row>
        </table:table>
        <text:p text:style-name="MP2"/>
      </style:header>
      <style:footer>
        <text:p text:style-name="Horizontal_20_Line"/>
        <text:p text:style-name="MP3">Page <text:page-number text:select-page="current">6</text:page-number><text:s/>of <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5T07:52:31.250614335</meta:creation-date>
    <dc:title>Monteur Software License</dc:title>
    <meta:generator>LibreOffice/7.0.4.2$Linux_X86_64 LibreOffice_project/00$Build-2</meta:generator>
    <meta:editing-duration>PT12M27S</meta:editing-duration>
    <meta:editing-cycles>6</meta:editing-cycles>
    <dc:subject>Monteur's Software License of Use</dc:subject>
    <meta:initial-creator>Kean Ho Chew</meta:initial-creator>
    <dc:date>2021-11-25T08:18:04.651845758</dc:date>
    <dc:creator>Kean Ho Chew</dc:creator>
    <meta:keyword>Monteur</meta:keyword>
    <meta:keyword>Software</meta:keyword>
    <meta:keyword>License</meta:keyword>
    <meta:document-statistic meta:table-count="1" meta:image-count="1" meta:object-count="0" meta:page-count="6" meta:paragraph-count="48" meta:word-count="1525" meta:character-count="9800" meta:non-whitespace-character-count="8330"/>
    <meta:template xlink:type="simple" xlink:actuate="onRequest" xlink:title="ZORALab Letter Head" xlink:href="../../../../../datastore/templates/ZORALab/Letter%20Head.ott" meta:date="2021-11-25T07:52:28.849531751"/>
  </office:meta>
</office:document-meta>
</file>